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GB" officeooo:rsid="00457cc6" officeooo:paragraph-rsid="001a577b"/>
    </style:style>
    <style:style style:name="P2" style:family="paragraph" style:parent-style-name="Text_20_body" style:list-style-name="L1">
      <style:text-properties fo:language="en" fo:country="GB" officeooo:rsid="004820d5" officeooo:paragraph-rsid="001a577b"/>
    </style:style>
    <style:style style:name="T1" style:family="text">
      <style:text-properties officeooo:rsid="005e411e"/>
    </style:style>
    <style:style style:name="T2" style:family="text">
      <style:text-properties officeooo:rsid="006b36a0"/>
    </style:style>
    <style:style style:name="T3" style:family="text">
      <style:text-properties officeooo:rsid="00474e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7341323957352386" text:style-name="L1">
        <text:list-item>
          <text:p text:style-name="P1">Read Lake level</text:p>
          <text:list>
            <text:list-item>
              <text:p text:style-name="P1">Create hardware to interface with the sensor. <text:span text:style-name="T2">(February 2015)</text:span></text:p>
            </text:list-item>
            <text:list-item>
              <text:p text:style-name="P1">Convert sensor reading to pressure in kPa. <text:span text:style-name="T2">(April 2015)</text:span></text:p>
            </text:list-item>
          </text:list>
        </text:list-item>
        <text:list-item>
          <text:p text:style-name="P1">Communications</text:p>
          <text:list>
            <text:list-item>
              <text:p text:style-name="P1">Self-contained Communications Stack. <text:span text:style-name="T2">(February 2015)</text:span></text:p>
              <text:list>
                <text:list-item>
                  <text:p text:style-name="P1">Register nodes <text:span text:style-name="T1">to the gateway</text:span>. </text:p>
                </text:list-item>
                <text:list-item>
                  <text:p text:style-name="P1">Register attributes <text:span text:style-name="T1">to the gateway</text:span>.</text:p>
                </text:list-item>
                <text:list-item>
                  <text:p text:style-name="P1">Post values at a specified interval <text:span text:style-name="T1">to the gateway</text:span>.</text:p>
                </text:list-item>
                <text:list-item>
                  <text:p text:style-name="P1">Respond to requests for values <text:span text:style-name="T1">to the gateway</text:span>.</text:p>
                </text:list-item>
              </text:list>
            </text:list-item>
            <text:list-item>
              <text:p text:style-name="P1">Send data back to the server through the gateway. <text:span text:style-name="T2">(March 2015)</text:span></text:p>
              <text:list>
                <text:list-item>
                  <text:p text:style-name="P2">Interface radio with <text:span text:style-name="T1">the </text:span>Arduino.</text:p>
                </text:list-item>
                <text:list-item>
                  <text:p text:style-name="P2">Build interface layer between radio and communications stack.</text:p>
                </text:list-item>
              </text:list>
            </text:list-item>
            <text:list-item>
              <text:p text:style-name="P1">Encrypt communications. <text:span text:style-name="T2">(April 2015)</text:span></text:p>
            </text:list-item>
          </text:list>
        </text:list-item>
        <text:list-item>
          <text:p text:style-name="P1">Power Management <text:span text:style-name="T2">(April 2015)</text:span></text:p>
          <text:list>
            <text:list-item>
              <text:p text:style-name="P1"><text:span text:style-name="T1">Create hardware which r</text:span>uns from non-mains power.</text:p>
              <text:list>
                <text:list-item>
                  <text:p text:style-name="P1">Create circuits using low-power components.</text:p>
                </text:list-item>
                <text:list-item>
                  <text:p text:style-name="P1">Create <text:span text:style-name="T3">code for going into low-power modes</text:span>.</text:p>
                </text:list-item>
              </text:list>
            </text:list-item>
            <text:list-item>
              <text:p text:style-name="P1"><text:span text:style-name="T1">Create code for s</text:span>leep<text:span text:style-name="T1">ing</text:span> for pre-defined interval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tableford</meta:initial-creator>
    <meta:creation-date>2015-05-05T22:46:51.719016769</meta:creation-date>
    <dc:date>2015-05-05T22:47:17.037667054</dc:date>
    <dc:creator>Tim Stableford</dc:creator>
    <meta:editing-duration>P0D</meta:editing-duration>
    <meta:editing-cycles>1</meta:editing-cycles>
    <meta:document-statistic meta:table-count="0" meta:image-count="0" meta:object-count="0" meta:page-count="1" meta:paragraph-count="18" meta:word-count="130" meta:character-count="784" meta:non-whitespace-character-count="689"/>
    <meta:generator>LibreOffice/4.2.7.2$Linux_X86_64 LibreOffice_project/420m0$Build-2</meta:generator>
  </office:meta>
</office:document-meta>
</file>